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WenQuanYi Micro Hei Mono" svg:font-family="'WenQuanYi Micro Hei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officeooo:rsid="0015d985" officeooo:paragraph-rsid="0015d985"/>
    </style:style>
    <style:style style:name="P2" style:family="paragraph" style:parent-style-name="Text_20_body">
      <style:text-properties officeooo:rsid="0015d985" officeooo:paragraph-rsid="0015d985"/>
    </style:style>
    <style:style style:name="P3" style:family="paragraph" style:parent-style-name="Preformatted_20_Text">
      <style:text-properties style:font-name="DejaVu Sans Mono" officeooo:rsid="0015d985" officeooo:paragraph-rsid="0015d9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xercise 2*: Lists of Lists</text:h>
      <text:p text:style-name="P2">Declarations:</text:p>
      <text:p text:style-name="P3">datatype <text:span text:style-name="keyword2_5f_ocaml">compare</text:span> <text:span text:style-name="symbol0_5f_ocaml">=</text:span> LT <text:span text:style-name="symbol0_5f_ocaml">|</text:span> EQ <text:span text:style-name="symbol0_5f_ocaml">|</text:span> GT<text:span text:style-name="symbol0_5f_ocaml">;</text:span></text:p>
      <text:p text:style-name="P3"/>
      <text:p text:style-name="P3"><text:span text:style-name="comment_5f_multi_5f_ocaml">(* O(min(m,n)) - better for long lists than using length *)</text:span></text:p>
      <text:p text:style-name="P3"><text:span text:style-name="keyword0_5f_ocaml">fun</text:span> lengthCompare <text:span text:style-name="symbol0_5f_ocaml">([]</text:span>,<text:span text:style-name="number_5f_ocaml">0</text:span><text:span text:style-name="symbol0_5f_ocaml">)</text:span> <text:span text:style-name="symbol0_5f_ocaml">=</text:span> EQ</text:p>
      <text:p text:style-name="P3"><text:s text:c="2"/><text:span text:style-name="symbol0_5f_ocaml">|</text:span> lengthCompare <text:span text:style-name="symbol0_5f_ocaml">(</text:span>_,<text:span text:style-name="number_5f_ocaml">0</text:span><text:span text:style-name="symbol0_5f_ocaml">)</text:span> <text:span text:style-name="symbol0_5f_ocaml">=</text:span> GT</text:p>
      <text:p text:style-name="P3"><text:s text:c="2"/><text:span text:style-name="symbol0_5f_ocaml">|</text:span> lengthCompare <text:span text:style-name="symbol0_5f_ocaml">([]</text:span>,_<text:span text:style-name="symbol0_5f_ocaml">)</text:span> <text:span text:style-name="symbol0_5f_ocaml">=</text:span> LT</text:p>
      <text:p text:style-name="P3"><text:s text:c="2"/><text:span text:style-name="symbol0_5f_ocaml">|</text:span> lengthCompare <text:span text:style-name="symbol0_5f_ocaml">(</text:span>_<text:span text:style-name="symbol0_5f_ocaml">::</text:span>xs,n<text:span text:style-name="symbol0_5f_ocaml">)</text:span> <text:span text:style-name="symbol0_5f_ocaml">=</text:span> lengthCompare <text:span text:style-name="symbol0_5f_ocaml">(</text:span>xs,n <text:span text:style-name="symbol0_5f_ocaml">-</text:span> <text:span text:style-name="number_5f_ocaml">1</text:span><text:span text:style-name="symbol0_5f_ocaml">);</text:span></text:p>
      <text:p text:style-name="P3"/>
      <text:p text:style-name="P3"><text:span text:style-name="keyword0_5f_ocaml">fun</text:span> choose <text:span text:style-name="symbol0_5f_ocaml">(</text:span><text:span text:style-name="number_5f_ocaml">0</text:span>,_<text:span text:style-name="symbol0_5f_ocaml">)</text:span> <text:span text:style-name="symbol0_5f_ocaml">=</text:span> <text:span text:style-name="symbol0_5f_ocaml">[[]]</text:span></text:p>
      <text:p text:style-name="P3"><text:s text:c="2"/><text:span text:style-name="symbol0_5f_ocaml">|</text:span> choose <text:span text:style-name="symbol0_5f_ocaml">(</text:span>_,<text:span text:style-name="symbol0_5f_ocaml">[])</text:span> <text:span text:style-name="symbol0_5f_ocaml">=</text:span> <text:span text:style-name="symbol0_5f_ocaml">[]</text:span></text:p>
      <text:p text:style-name="P3"><text:s text:c="2"/><text:span text:style-name="symbol0_5f_ocaml">|</text:span> choose <text:span text:style-name="symbol0_5f_ocaml">(</text:span>k,x<text:span text:style-name="symbol0_5f_ocaml">::</text:span>xs<text:span text:style-name="symbol0_5f_ocaml">)</text:span> <text:span text:style-name="symbol0_5f_ocaml">=</text:span></text:p>
      <text:p text:style-name="P3"><text:s text:c="8"/>case lengthCompare <text:span text:style-name="symbol0_5f_ocaml">(</text:span>x<text:span text:style-name="symbol0_5f_ocaml">::</text:span>xs,k<text:span text:style-name="symbol0_5f_ocaml">)</text:span> <text:span text:style-name="keyword0_5f_ocaml">of</text:span></text:p>
      <text:p text:style-name="P3"><text:s text:c="12"/>LT <text:span text:style-name="symbol0_5f_ocaml">=&gt;</text:span> <text:span text:style-name="symbol0_5f_ocaml">[]</text:span></text:p>
      <text:p text:style-name="P3"><text:s text:c="10"/><text:span text:style-name="symbol0_5f_ocaml">|</text:span> EQ <text:span text:style-name="symbol0_5f_ocaml">=&gt;</text:span> <text:span text:style-name="symbol0_5f_ocaml">[</text:span>x<text:span text:style-name="symbol0_5f_ocaml">::</text:span>xs<text:span text:style-name="symbol0_5f_ocaml">]</text:span></text:p>
      <text:p text:style-name="P3"><text:s text:c="10"/><text:span text:style-name="symbol0_5f_ocaml">|</text:span> GT <text:span text:style-name="symbol0_5f_ocaml">=&gt;</text:span> <text:span text:style-name="keyword1_5f_ocaml">map</text:span> <text:span text:style-name="symbol0_5f_ocaml">(</text:span>fn ys <text:span text:style-name="symbol0_5f_ocaml">=&gt;</text:span> x<text:span text:style-name="symbol0_5f_ocaml">::</text:span>ys<text:span text:style-name="symbol0_5f_ocaml">)</text:span> <text:span text:style-name="symbol0_5f_ocaml">(</text:span>choose <text:span text:style-name="symbol0_5f_ocaml">(</text:span>k <text:span text:style-name="symbol0_5f_ocaml">-</text:span> <text:span text:style-name="number_5f_ocaml">1</text:span>,xs<text:span text:style-name="symbol0_5f_ocaml">))</text:span> @ choose <text:span text:style-name="symbol0_5f_ocaml">(</text:span>k,xs<text:span text:style-name="symbol0_5f_ocaml">);</text:span></text:p>
      <text:p text:style-name="P2">Tests:</text:p>
      <text:p text:style-name="P3"><text:span text:style-name="symbol0_5f_ocaml">-</text:span> choose <text:span text:style-name="symbol0_5f_ocaml">(</text:span><text:span text:style-name="number_5f_ocaml">3</text:span>,<text:span text:style-name="symbol0_5f_ocaml">[</text:span><text:span text:style-name="number_5f_ocaml">1</text:span>,<text:span text:style-name="number_5f_ocaml">2</text:span><text:span text:style-name="symbol0_5f_ocaml">]);</text:span></text:p>
      <text:p text:style-name="P3"><text:span text:style-name="keyword0_5f_ocaml">val</text:span> it <text:span text:style-name="symbol0_5f_ocaml">=</text:span> <text:span text:style-name="symbol0_5f_ocaml">[]</text:span> <text:span text:style-name="symbol0_5f_ocaml">:</text:span> int <text:span text:style-name="keyword1_5f_ocaml">list</text:span> <text:span text:style-name="keyword1_5f_ocaml">list</text:span></text:p>
      <text:p text:style-name="P3"><text:span text:style-name="symbol0_5f_ocaml">-</text:span> choose <text:span text:style-name="symbol0_5f_ocaml">(</text:span><text:span text:style-name="number_5f_ocaml">3</text:span>,<text:span text:style-name="symbol0_5f_ocaml">[</text:span><text:span text:style-name="number_5f_ocaml">1</text:span>,<text:span text:style-name="number_5f_ocaml">2</text:span>,<text:span text:style-name="number_5f_ocaml">3</text:span><text:span text:style-name="symbol0_5f_ocaml">]);</text:span></text:p>
      <text:p text:style-name="P3"><text:span text:style-name="keyword0_5f_ocaml">val</text:span> it <text:span text:style-name="symbol0_5f_ocaml">=</text:span> <text:span text:style-name="symbol0_5f_ocaml">[[</text:span><text:span text:style-name="number_5f_ocaml">1</text:span>,<text:span text:style-name="number_5f_ocaml">2</text:span>,<text:span text:style-name="number_5f_ocaml">3</text:span><text:span text:style-name="symbol0_5f_ocaml">]]</text:span> <text:span text:style-name="symbol0_5f_ocaml">:</text:span> int <text:span text:style-name="keyword1_5f_ocaml">list</text:span> <text:span text:style-name="keyword1_5f_ocaml">list</text:span></text:p>
      <text:p text:style-name="P3"><text:span text:style-name="symbol0_5f_ocaml">-</text:span> choose <text:span text:style-name="symbol0_5f_ocaml">(</text:span><text:span text:style-name="number_5f_ocaml">3</text:span>,<text:span text:style-name="symbol0_5f_ocaml">[</text:span><text:span text:style-name="number_5f_ocaml">1</text:span>,<text:span text:style-name="number_5f_ocaml">2</text:span>,<text:span text:style-name="number_5f_ocaml">3</text:span>,<text:span text:style-name="number_5f_ocaml">4</text:span>,<text:span text:style-name="number_5f_ocaml">5</text:span><text:span text:style-name="symbol0_5f_ocaml">]);</text:span></text:p>
      <text:p text:style-name="P3"><text:span text:style-name="keyword0_5f_ocaml">val</text:span> it <text:span text:style-name="symbol0_5f_ocaml">=</text:span></text:p>
      <text:p text:style-name="P3"><text:s text:c="2"/><text:span text:style-name="symbol0_5f_ocaml">[[</text:span><text:span text:style-name="number_5f_ocaml">1</text:span>,<text:span text:style-name="number_5f_ocaml">2</text:span>,<text:span text:style-name="number_5f_ocaml">3</text:span><text:span text:style-name="symbol0_5f_ocaml">]</text:span>,<text:span text:style-name="symbol0_5f_ocaml">[</text:span><text:span text:style-name="number_5f_ocaml">1</text:span>,<text:span text:style-name="number_5f_ocaml">2</text:span>,<text:span text:style-name="number_5f_ocaml">4</text:span><text:span text:style-name="symbol0_5f_ocaml">]</text:span>,<text:span text:style-name="symbol0_5f_ocaml">[</text:span><text:span text:style-name="number_5f_ocaml">1</text:span>,<text:span text:style-name="number_5f_ocaml">2</text:span>,<text:span text:style-name="number_5f_ocaml">5</text:span><text:span text:style-name="symbol0_5f_ocaml">]</text:span>,<text:span text:style-name="symbol0_5f_ocaml">[</text:span><text:span text:style-name="number_5f_ocaml">1</text:span>,<text:span text:style-name="number_5f_ocaml">3</text:span>,<text:span text:style-name="number_5f_ocaml">4</text:span><text:span text:style-name="symbol0_5f_ocaml">]</text:span>,<text:span text:style-name="symbol0_5f_ocaml">[</text:span><text:span text:style-name="number_5f_ocaml">1</text:span>,<text:span text:style-name="number_5f_ocaml">3</text:span>,<text:span text:style-name="number_5f_ocaml">5</text:span><text:span text:style-name="symbol0_5f_ocaml">]</text:span>,<text:span text:style-name="symbol0_5f_ocaml">[</text:span><text:span text:style-name="number_5f_ocaml">1</text:span>,<text:span text:style-name="number_5f_ocaml">4</text:span>,<text:span text:style-name="number_5f_ocaml">5</text:span><text:span text:style-name="symbol0_5f_ocaml">]</text:span>,<text:span text:style-name="symbol0_5f_ocaml">[</text:span><text:span text:style-name="number_5f_ocaml">2</text:span>,<text:span text:style-name="number_5f_ocaml">3</text:span>,<text:span text:style-name="number_5f_ocaml">4</text:span><text:span text:style-name="symbol0_5f_ocaml">]</text:span>,<text:span text:style-name="symbol0_5f_ocaml">[</text:span><text:span text:style-name="number_5f_ocaml">2</text:span>,<text:span text:style-name="number_5f_ocaml">3</text:span>,<text:span text:style-name="number_5f_ocaml">5</text:span><text:span text:style-name="symbol0_5f_ocaml">]</text:span>,<text:span text:style-name="symbol0_5f_ocaml">[</text:span><text:span text:style-name="number_5f_ocaml">2</text:span>,<text:span text:style-name="number_5f_ocaml">4</text:span>,<text:span text:style-name="number_5f_ocaml">5</text:span><text:span text:style-name="symbol0_5f_ocaml">]</text:span>,</text:p>
      <text:p text:style-name="P3"><text:s text:c="3"/><text:span text:style-name="symbol0_5f_ocaml">[</text:span><text:span text:style-name="number_5f_ocaml">3</text:span>,<text:span text:style-name="number_5f_ocaml">4</text:span>,<text:span text:style-name="number_5f_ocaml">5</text:span><text:span text:style-name="symbol0_5f_ocaml">]]</text:span> <text:span text:style-name="symbol0_5f_ocaml">:</text:span> int <text:span text:style-name="keyword1_5f_ocaml">list</text:span> <text:span text:style-name="keyword1_5f_ocaml">li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WenQuanYi Micro Hei Mono" svg:font-family="'WenQuanYi Micro Hei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Baekmuk Batang" style:font-size-asian="10.5pt" style:language-asian="ko" style:country-asian="KR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Baekmuk Batang" style:font-size-asian="10.5pt" style:language-asian="ko" style:country-asian="KR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Baekmuk Batang" style:font-family-asian="'Baekmuk Batang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family="'Nimbus Mono L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keyword2_5f_ocaml" style:display-name="keyword2_ocaml" style:family="text">
      <style:text-properties fo:color="#0066cc" fo:font-style="normal" fo:font-weight="bold"/>
    </style:style>
    <style:style style:name="symbol0_5f_ocaml" style:display-name="symbol0_ocaml" style:family="text">
      <style:text-properties fo:color="#a52a2a" fo:font-style="normal" fo:font-weight="normal"/>
    </style:style>
    <style:style style:name="comment_5f_multi_5f_ocaml" style:display-name="comment_multi_ocaml" style:family="text">
      <style:text-properties fo:color="#5d478b" fo:font-style="italic" fo:font-weight="normal"/>
    </style:style>
    <style:style style:name="number_5f_ocaml" style:display-name="number_ocaml" style:family="text">
      <style:text-properties fo:color="#cc66cc" fo:font-style="normal" fo:font-weight="normal"/>
    </style:style>
    <style:style style:name="keyword0_5f_ocaml" style:display-name="keyword0_ocaml" style:family="text">
      <style:text-properties fo:color="#0066cc" fo:font-style="normal" fo:font-weight="bold"/>
    </style:style>
    <style:style style:name="keyword1_5f_ocaml" style:display-name="keyword1_ocaml" style:family="text">
      <style:text-properties fo:color="#0066cc" fo:font-style="normal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10-22T17:31:50.652970644</meta:creation-date>
    <dc:date>2014-10-22T17:40:08.714276403</dc:date>
    <dc:creator>James </dc:creator>
    <meta:editing-duration>P0D</meta:editing-duration>
    <meta:editing-cycles>1</meta:editing-cycles>
    <meta:document-statistic meta:table-count="0" meta:image-count="0" meta:object-count="0" meta:page-count="1" meta:paragraph-count="24" meta:word-count="123" meta:character-count="747" meta:non-whitespace-character-count="586"/>
    <meta:generator>LibreOffice/4.2.6.3$Linux_X86_64 LibreOffice_project/420m0$Build-3</meta:generator>
  </office:meta>
</office:document-meta>
</file>